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size="12pt" fo:font-weight="bold" officeooo:rsid="000025c4" officeooo:paragraph-rsid="000025c4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style:font-name="Arial" fo:font-size="12pt" fo:font-weight="normal" officeooo:rsid="00014717" officeooo:paragraph-rsid="00014717" style:font-size-asian="12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lain the reasons why you are applying to Rolls-Royce and your chosen programme. You should include any skills, work experience and extra-curricular activities that demonstrate your suitability and understanding for the programme (Maximum 300 words)</text:p>
      <text:p text:style-name="P1"/>
      <text:p text:style-name="P2">I am applying to Rolls-Royce as I am pursuing a career as a software engineer in the aerospace and transport industry and as a leader in that field they would be a perfect starting point for my career. I have chosen the graduate programme as I am currently undertaking 4<text:span text:style-name="T1">th</text:span> year of my course and looking to begin working when I graduate.</text:p>
      <text:p text:style-name="P2"/>
      <text:p text:style-name="P2">Both during my course and in a summer placement I have been developing my programming skills and knowledge of computer systems. So far I have acquired a sound understanding of Java, C#, C++ and Python, which I particularly admire for its simplicity and readability. Along with this I have spent time using various micro-controller platforms utilising multiple sensors and output devices.</text:p>
      <text:p text:style-name="P2"/>
      <text:p text:style-name="P2">Because I lack qualifications, such as A-level or Higher mathematics I have immersed myself in projects that are mathematically challenging and in some cases involve intermediate physics. These projects include the development and production of a wearable crash sensor which uses three-dimensional trigonometry to calculate the wearer’s orientation, a data logging device that uses complex analysis to calculate adjustments to improve mountain bike suspension performance, and finally the use of image analysis for a similar purpose.</text:p>
      <text:p text:style-name="P2"/>
      <text:p text:style-name="P2">However, I recognise that superior technical skills do not necessarily make a person a valued contributor. Prior to university, I gained high-level qualifications in mountain bike guiding and bike mechanics which give me both a people perspective and a practical approach to problem solving. During my summer 2016 internship with a global EDA and system design company, I experienced using development practices in the workplace and became a valuable member of the team by managing performance tests and helping developers to debug performance issu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5T15:59:33.514038092</dc:date>
    <meta:editing-duration>PT8M39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5" meta:word-count="318" meta:character-count="2058" meta:non-whitespace-character-count="1745"/>
  </office:meta>
</office:document-meta>
</file>